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 manifest:full-path="Object 2/Pictures/200000500000319D00001F75EB60F1A9.svm"/>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application/vnd.sun.star.oleobject" manifest:full-path="Object 3"/>
  <manifest:file-entry manifest:media-type="text/xml" manifest:full-path="styles.xml"/>
  <manifest:file-entry manifest:media-type="application/vnd.sun.star.oleobject" manifest:full-path="Object 4"/>
  <manifest:file-entry manifest:media-type="application/vnd.sun.star.oleobject"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SimSun" svg:font-family="SimSun, ËÎÌå"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27cm" fo:margin-left="0.785cm" table:align="left" style:writing-mode="lr-tb"/>
    </style:style>
    <style:style style:name="Table1.A" style:family="table-column">
      <style:table-column-properties style:column-width="7.05cm"/>
    </style:style>
    <style:style style:name="Table1.B" style:family="table-column">
      <style:table-column-properties style:column-width="6.676cm"/>
    </style:style>
    <style:style style:name="Table1.1" style:family="table-row">
      <style:table-row-properties style:min-row-height="2.35cm" style:keep-together="true" fo:keep-together="auto"/>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style:keep-together="true" fo:keep-together="auto"/>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Standard">
      <style:paragraph-properties fo:text-align="center" style:justify-single-word="false"/>
      <style:text-properties fo:font-size="11pt" style:font-size-asian="11pt"/>
    </style:style>
    <style:style style:name="P3" style:family="paragraph" style:parent-style-name="Standard">
      <style:paragraph-properties fo:text-align="center" style:justify-single-word="false" style:snap-to-layout-grid="false"/>
      <style:text-properties fo:font-size="11pt" style:font-size-asian="11pt"/>
    </style:style>
    <style:style style:name="P4" style:family="paragraph" style:parent-style-name="Standard">
      <style:paragraph-properties fo:text-align="center" style:justify-single-word="false"/>
      <style:text-properties fo:font-size="11pt" fo:language="none" fo:country="none" fo:font-weight="bold" style:font-size-asian="11pt" style:language-asian="none" style:country-asian="none" style:font-weight-asian="bold"/>
    </style:style>
    <style:style style:name="P5" style:family="paragraph" style:parent-style-name="Standard">
      <style:paragraph-properties fo:text-align="center" style:justify-single-word="false" style:snap-to-layout-grid="false"/>
      <style:text-properties fo:font-size="11pt" fo:language="none" fo:country="none" fo:font-weight="bold" style:font-size-asian="11pt" style:language-asian="none" style:country-asian="none" style:font-weight-asian="bold"/>
    </style:style>
    <style:style style:name="P6" style:family="paragraph" style:parent-style-name="Standard">
      <style:paragraph-properties fo:text-align="center" style:justify-single-word="false"/>
      <style:text-properties fo:font-size="11pt" fo:language="none" fo:country="none" style:font-size-asian="11pt" style:language-asian="none" style:country-asian="none"/>
    </style:style>
    <style:style style:name="P7" style:family="paragraph" style:parent-style-name="Standard">
      <style:paragraph-properties fo:text-align="center" style:justify-single-word="false"/>
      <style:text-properties fo:font-size="11pt" fo:font-weight="bold" style:font-size-asian="11pt" style:font-weight-asian="bold"/>
    </style:style>
    <style:style style:name="P8"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0" style:family="paragraph" style:parent-style-name="Standard">
      <style:paragraph-properties fo:margin-top="0cm" fo:margin-bottom="0.42cm" fo:line-height="150%" fo:text-align="justify" style:justify-single-word="false"/>
    </style:style>
    <style:style style:name="P11" style:family="paragraph" style:parent-style-name="Standard">
      <style:paragraph-properties fo:margin-top="0cm" fo:margin-bottom="0.42cm" fo:line-height="150%" fo:text-align="justify" style:justify-single-word="false"/>
      <style:text-properties fo:font-size="11pt" style:font-size-asian="11pt" style:font-size-complex="11pt"/>
    </style:style>
    <style:style style:name="P12" style:family="paragraph" style:parent-style-name="Standard">
      <style:paragraph-properties fo:margin-top="0cm" fo:margin-bottom="0cm" fo:line-height="100%" fo:text-align="justify" style:justify-single-word="false"/>
    </style:style>
    <style:style style:name="P13" style:family="paragraph" style:parent-style-name="Standard">
      <style:paragraph-properties fo:margin-top="0.42cm" fo:margin-bottom="0.21cm" fo:line-height="150%" fo:text-align="justify" style:justify-single-word="false"/>
      <style:text-properties fo:font-size="11pt" style:font-size-asian="11pt" style:font-size-complex="11pt"/>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1.75cm" fo:margin-right="0cm" fo:margin-top="0cm" fo:margin-bottom="1cm" fo:text-align="justify" style:justify-single-word="false" fo:text-indent="0cm" style:auto-text-indent="false"/>
      <style:text-properties fo:font-size="11pt" style:font-size-asian="11pt" style:font-size-complex="11pt"/>
    </style:style>
    <style:style style:name="P16" style:family="paragraph" style:parent-style-name="Standard">
      <style:paragraph-properties fo:margin-left="1.75cm" fo:margin-right="0cm" fo:margin-top="0cm" fo:margin-bottom="1cm" fo:text-align="justify" style:justify-single-word="false" fo:text-indent="0cm" style:auto-text-indent="false"/>
      <style:text-properties fo:font-size="8pt" style:font-size-asian="8pt" style:font-size-complex="8pt"/>
    </style:style>
    <style:style style:name="P17" style:family="paragraph" style:parent-style-name="Standard">
      <style:paragraph-properties fo:margin-left="1.75cm" fo:margin-right="0cm" fo:margin-top="0cm" fo:margin-bottom="0.42cm" fo:line-height="150%" fo:text-align="justify" style:justify-single-word="false" fo:text-indent="0cm" style:auto-text-indent="false"/>
    </style:style>
    <style:style style:name="P18" style:family="paragraph" style:parent-style-name="Standard">
      <style:paragraph-properties fo:margin-left="0cm" fo:margin-right="0cm" fo:margin-top="0cm" fo:margin-bottom="0.42cm" fo:line-height="150%" fo:text-align="justify" style:justify-single-word="false" fo:text-indent="0cm" style:auto-text-indent="false"/>
    </style:style>
    <style:style style:name="P19" style:family="paragraph" style:parent-style-name="Standard">
      <style:paragraph-properties fo:margin-top="1cm" fo:margin-bottom="0cm" fo:line-height="100%" fo:text-align="center" style:justify-single-word="false"/>
      <style:text-properties fo:font-size="11pt" fo:font-weight="bold" style:font-size-asian="11pt" style:font-weight-asian="bold" style:font-size-complex="11pt" style:font-weight-complex="bold"/>
    </style:style>
    <style:style style:name="P20" style:family="paragraph" style:parent-style-name="Standard">
      <style:paragraph-properties fo:margin-top="1cm" fo:margin-bottom="0.42cm" fo:line-height="150%" fo:text-align="justify" style:justify-single-word="false"/>
      <style:text-properties fo:font-size="11pt" style:font-size-asian="11pt" style:font-size-complex="11pt"/>
    </style:style>
    <style:style style:name="P21" style:family="paragraph" style:parent-style-name="Text_20_body">
      <style:paragraph-properties fo:margin-top="0cm" fo:margin-bottom="0.42cm" fo:line-height="150%"/>
      <style:text-properties fo:font-size="11pt" style:font-size-asian="11pt" style:font-size-complex="11pt"/>
    </style:style>
    <style:style style:name="P22" style:family="paragraph" style:parent-style-name="Text_20_body">
      <style:paragraph-properties fo:margin-top="0cm" fo:margin-bottom="0.42cm" fo:text-align="center" style:justify-single-word="false"/>
      <style:text-properties fo:font-size="11pt" style:font-size-asian="11pt" style:font-size-complex="11pt"/>
    </style:style>
    <style:style style:name="P23" style:family="paragraph" style:parent-style-name="Caption">
      <style:text-properties fo:font-size="11pt" style:font-size-asian="11pt" style:font-size-complex="11pt"/>
    </style:style>
    <style:style style:name="P24" style:family="paragraph" style:parent-style-name="Caption">
      <style:paragraph-properties fo:margin-top="0cm" fo:margin-bottom="0cm" fo:line-height="100%" fo:text-align="center" style:justify-single-word="false"/>
    </style:style>
    <style:style style:name="P25" style:family="paragraph" style:parent-style-name="Caption">
      <style:paragraph-properties fo:margin-top="1cm" fo:margin-bottom="0cm"/>
    </style:style>
    <style:style style:name="P26" style:family="paragraph" style:parent-style-name="Caption">
      <style:paragraph-properties fo:margin-top="1cm" fo:margin-bottom="0cm" fo:text-align="center" style:justify-single-word="false"/>
      <style:text-properties fo:font-size="11pt" style:font-size-asian="11pt" style:font-size-complex="11pt"/>
    </style:style>
    <style:style style:name="P27" style:family="paragraph" style:parent-style-name="Caption">
      <style:paragraph-properties fo:text-align="center" style:justify-single-word="false" fo:break-before="page"/>
      <style:text-properties fo:font-size="11pt" style:font-size-asian="11pt" style:font-size-complex="11pt"/>
    </style:style>
    <style:style style:name="P28" style:family="paragraph" style:parent-style-name="Caption">
      <style:paragraph-properties fo:margin-top="0.42cm" fo:margin-bottom="1cm" fo:text-align="center" style:justify-single-word="false"/>
      <style:text-properties fo:font-size="11pt" style:font-size-asian="11pt" style:font-size-complex="11pt"/>
    </style:style>
    <style:style style:name="P29" style:family="paragraph" style:parent-style-name="Chap_20_Head_20_Text" style:master-page-name="Standard">
      <style:paragraph-properties style:page-number="auto"/>
    </style:style>
    <style:style style:name="P30" style:family="paragraph" style:parent-style-name="Heading_20_3">
      <style:text-properties fo:font-size="11pt" style:font-size-asian="11pt" style:font-size-complex="11pt"/>
    </style:style>
    <style:style style:name="P31" style:family="paragraph" style:parent-style-name="Heading_20_3">
      <style:text-properties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Heading_20_2">
      <style:paragraph-properties fo:break-before="page"/>
    </style:style>
    <style:style style:name="P33" style:family="paragraph" style:parent-style-name="Heading_20_2">
      <style:paragraph-properties fo:margin-top="0.63cm" fo:margin-bottom="0.101cm" fo:line-height="150%"/>
      <style:text-properties fo:font-size="11pt" style:font-size-asian="11pt" style:font-size-complex="11pt"/>
    </style:style>
    <style:style style:name="P34" style:family="paragraph" style:parent-style-name="mfit">
      <style:paragraph-properties fo:margin-left="1cm" fo:margin-right="0cm" fo:margin-top="0cm" fo:margin-bottom="1cm" fo:text-align="start" style:justify-single-word="false" fo:text-indent="0cm" style:auto-text-indent="false"/>
      <style:text-properties style:font-name="Times New Roman" fo:font-size="8pt" fo:language="en" fo:country="IE" fo:font-style="italic" style:font-size-asian="8pt" style:font-style-asian="italic" style:font-name-complex="Arial" style:font-size-complex="8pt" style:font-style-complex="italic"/>
    </style:style>
    <style:style style:name="P35" style:family="paragraph" style:parent-style-name="Body_20_Text_20_2">
      <style:paragraph-properties fo:margin-left="0cm" fo:margin-right="0cm" fo:margin-top="0cm" fo:margin-bottom="0cm" fo:line-height="150%" fo:text-indent="0cm" style:auto-text-indent="false"/>
      <style:text-properties fo:font-size="11pt" style:font-size-asian="11pt" style:font-size-complex="11pt"/>
    </style:style>
    <style:style style:name="P36" style:family="paragraph" style:parent-style-name="Body_20_Text_20_3">
      <style:paragraph-properties fo:margin-top="0cm" fo:margin-bottom="0.42cm" fo:line-height="150%"/>
      <style:text-properties fo:font-size="11pt" style:font-size-asian="11pt" style:font-size-complex="11pt"/>
    </style:style>
    <style:style style:name="P37" style:family="paragraph" style:parent-style-name="Body_20_Text_20_3">
      <style:paragraph-properties fo:margin-top="0cm" fo:margin-bottom="0.42cm" fo:line-height="150%"/>
      <style:text-properties fo:font-size="11pt" fo:language="en" fo:country="IE" style:font-size-asian="11pt" style:font-size-complex="11pt"/>
    </style:style>
    <style:style style:name="P38" style:family="paragraph" style:parent-style-name="Heading_20_1">
      <style:paragraph-properties fo:margin-top="1cm" fo:margin-bottom="0.42cm"/>
      <style:text-properties style:font-name="Times New Roman" fo:font-size="12pt" style:font-size-asian="12pt" style:font-size-complex="12pt"/>
    </style:style>
    <style:style style:name="P39" style:family="paragraph">
      <style:paragraph-properties fo:text-align="center" style:writing-mode="lr-tb"/>
    </style:style>
    <style:style style:name="P40" style:family="paragraph">
      <style:paragraph-properties style:writing-mode="lr-tb"/>
    </style:style>
    <style:style style:name="T1" style:family="text">
      <style:text-properties fo:language="en" fo:country="GB"/>
    </style:style>
    <style:style style:name="T2" style:family="text">
      <style:text-properties fo:language="en" fo:country="IE"/>
    </style:style>
    <style:style style:name="T3" style:family="text">
      <style:text-properties fo:language="en" fo:country="IE" style:language-asian="none" style:country-asian="none"/>
    </style:style>
    <style:style style:name="T4" style:family="text">
      <style:text-properties fo:font-weight="bold" style:font-weight-asian="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style="italic" style:font-style-asian="italic" style:font-weight-complex="bold"/>
    </style:style>
    <style:style style:name="T8" style:family="text">
      <style:text-properties fo:font-style="italic" fo:font-weight="normal" style:font-style-asian="italic" style:font-weight-asian="normal" style:font-weight-complex="normal"/>
    </style:style>
    <style:style style:name="T9" style:family="text">
      <style:text-properties fo:font-size="9pt" style:font-size-asian="9pt"/>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style>
    <style:style style:name="T13" style:family="text">
      <style:text-properties fo:font-size="8pt" fo:font-style="italic" style:font-size-asian="8pt" style:font-style-asian="italic" style:font-size-complex="8pt"/>
    </style:style>
    <style:style style:name="T14" style:family="text">
      <style:text-properties fo:font-size="11pt" style:font-size-asian="11pt" style:font-size-complex="11pt"/>
    </style:style>
    <style:style style:name="T15" style:family="text">
      <style:text-properties fo:font-size="11pt" fo:language="en" fo:country="IE" style:font-size-asian="11pt" style:font-size-complex="11pt"/>
    </style:style>
    <style:style style:name="T16" style:family="text">
      <style:text-properties style:font-name-asian="Arial"/>
    </style:style>
    <style:style style:name="T17" style:family="text">
      <style:text-properties style:font-weight-complex="bold"/>
    </style:style>
    <style:style style:name="T18" style:family="text">
      <style:text-properties fo:font-style="normal" style:font-style-asian="normal" style:font-style-complex="normal"/>
    </style:style>
    <style:style style:name="T19" style:family="text">
      <style:text-properties fo:font-style="normal" style:font-name-asian="Arial" style:font-style-asian="normal" style:font-style-complex="normal"/>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left="0.28cm" fo:padding-right="0.28cm" fo:padding-top="0.153cm" fo:padding-bottom="0.153cm" fo:border="none" style:shadow="none" draw:ole-draw-aspect="1" draw:visible-area-top="0cm" draw:visible-area-width="15.092cm" draw:visible-area-height="6.435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77cm" draw:visible-area-height="5.08cm"/>
    </style:style>
    <style:style style:name="fr4" style:family="graphic" style:parent-style-name="OLE">
      <style:graphic-properties fo:margin-left="0.319cm" fo:margin-right="0.319cm" style:wrap="none" style:vertical-pos="from-top" style:horizontal-pos="from-left" style:horizontal-rel="paragraph" fo:padding="0.026cm" fo:border="none" draw:ole-draw-aspect="1" draw:visible-area-top="0cm" draw:visible-area-width="10.943cm" draw:visible-area-height="5.609cm"/>
    </style:style>
    <style:style style:name="fr5" style:family="graphic" style:parent-style-name="OLE">
      <style:graphic-properties fo:margin-left="0cm" fo:margin-right="0cm" style:wrap="none" style:vertical-pos="from-top" style:horizontal-pos="from-left" style:horizontal-rel="paragraph" fo:padding="0.026cm" fo:border="none" draw:ole-draw-aspect="1" draw:visible-area-top="0cm" draw:visible-area-width="14.649cm" draw:visible-area-height="6.436cm"/>
    </style:style>
    <style:style style:name="fr6" style:family="graphic" style:parent-style-name="OLE">
      <style:graphic-properties style:vertical-pos="top" style:vertical-rel="baseline" style:horizontal-pos="center" style:horizontal-rel="paragraph" fo:background-color="transparent" style:background-transparency="100%" style:shadow="none" draw:ole-draw-aspect="1">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000000" draw:marker-start="Arrowheads_20_1" draw:marker-start-width="0.21cm" draw:marker-start-center="false" draw:marker-end="Arrowheads_20_2" draw:marker-end-width="0.21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000000" draw:marker-start="Arrowheads_20_3" draw:marker-start-width="0.21cm" draw:marker-start-center="false" draw:marker-end="Arrowheads_20_4" draw:marker-end-width="0.21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trends in the Dairy Sector (Aksana Chyzheuskaya, Trevor Donnellan, Patrick Gillespie, Thia Hennessy, Brian Moran, Cathal O'Donoghue)</text:span><text:span text:style-name="Footnote_20_Symbol"><text:span text:style-name="T1"> </text:span></text:span></text:p>
      <text:h text:style-name="P38" text:outline-level="1">Introduction</text:h>
      <text:p text:style-name="P22"><text:span text:style-name="T20">[INSERT INTRO TEXT HERE]</text:span></text:p>
      <text:h text:style-name="P33" text:outline-level="2"><text:span text:style-name="T1">The IrishDairy Sector: An Overview</text:span></text:h>
      <text:p text:style-name="P18">In terms of output value, two sectors dominate Irish agriculture: beef production and milk production. <text:s/>Currently, each accounts for close on one third of overall agricultural output in Ireland. <text:s/>The contribution of the dairy and beef sectors to Irish Gross Agricultural Output (GAO) is shown in <text:bookmark-ref text:reference-format="text" text:ref-name="_Ref443910391">Figure  2 -1</text:bookmark-ref>. </text:p>
      <text:p text:style-name="P24"><text:bookmark-start text:name="_Ref443910391"/><text:span text:style-name="T2">Figure </text:span><field:fieldmark-start text:name="__Fieldmark__7170_274839197" field:type=""/><text:span text:style-name="T3">2</text:span><field:fieldmark-end/><text:span text:style-name="T2">‑</text:span><text:span text:style-name="T2"><text:sequence text:ref-name="refFigure1" text:name="Figure" text:formula="ooow:Figure+1" style:num-format="1">1</text:sequence></text:span><text:bookmark-end text:name="_Ref443910391"/><text:span text:style-name="T2">: <text:s/>Sectoral Contributions to Gross Agricultural Output: Ireland selected years</text:span></text:p>
      <text:p text:style-name="P12"><draw:frame draw:style-name="fr2" draw:name="Object2" text:anchor-type="as-char" svg:width="15.101cm" svg:height="6.435cm" draw:z-index="12"><draw:object-ole xlink:href="./Object 1" xlink:type="simple" xlink:show="embed" xlink:actuate="onLoad"/><draw:image xlink:href="./ObjectReplacements/Object 1" xlink:type="simple" xlink:show="embed" xlink:actuate="onLoad"/></draw:frame></text:p>
      <text:p text:style-name="P17"><text:span text:style-name="T12">Source</text:span><text:span text:style-name="T10">: <text:s/>CSO </text:span></text:p>
      <text:p text:style-name="P10">Historically the beef sector was by some way the larger of the two sectors in Ireland. While both sectors continue to constitute the substantial share of agricultural output, the dairy sector’s share has increased in significance more quickly. <text:s/>This was particularly the case in the 1970’s and is largely attributable to the particular benefit the dairy sector derived from EEC accession back in 1973. <text:s/>From the mid 1980’s the milk quota has been beneficial as a supply control and by common consent has achieved its aim in maintaining dairy product and farm gate milk prices.</text:p>
      <text:p text:style-name="P10">In recent years direct payments were introduced in the beef sector and market prices have been reduced. <text:s/>In addition, contraction in the beef sector took place in the aftermath of statements made in the House of Commons in March of 1996 regarding <text:soft-page-break/>the relationship between Bovine Spongiform Encephalopathy and the human condition Creutzfeld-Jakob Disease. <text:s/>Both these factors are responsible for a contraction in the value of the beef sector. Consequently, .for the first time, in 1996, milk production became the largest contributor to the overall value of Irish agricultural output.</text:p>
      <text:p text:style-name="P10">However, modelling of the dairy sector in the overall FAPRI-Ireland model is important not just because of the importance of the sector in terms of its contribution to overall agriculture and food output, but also because of its linkages with other sectors, particularly with the beef and crops (feed) sectors.</text:p>
      <text:p text:style-name="P10">With supply effectively constrained by the European Commission’s milk quota, there is a reduced emphasis on the supply side of the dairy sector, although some issues in relation to milk supply do need consideration. <text:s/>The main focus for the construction of the dairy model is on the development of a price linkage between dairy product prices in the EU and dairy product prices in Ireland. <text:s/>The evolution of the Irish dairy product mix is of key significance in this regard. <text:s/>Conversion coefficients - relationships which express the volume of milk required to produce a volume of dairy product - will also be an area of concern. <text:s/>Also important is the identification and development of domestic consumption relationships on the demand side and the modelling of dairy exports. </text:p>
      <text:p text:style-name="P10">The determination of dairy cows milk yields is also important since in a fixed supply environment the evolution of milk yields will determine dairy cow numbers which will in turn have implications for beef supply. </text:p>
      <text:h text:style-name="P32" text:outline-level="2">Policy Context</text:h>
      <text:h text:style-name="P31" text:outline-level="3">The Common Market Organisation and the Common Agricultural Policy</text:h>
      <text:p text:style-name="P11">EU policy is of critical importance to the Irish dairy sector. <text:s/>As a country with a large dairy sector relative to its population, Ireland is more than self sufficient in its dairy product requirements and is capable of producing a substantial surplus for the export market. <text:s/>In the period prior to entry to the EEC, the only market to which Irish dairy produce had access on any meaningful scale was the UK. <text:s/>Exports were principally in the form of butter but the price received for these butter exports was poor due to the availability in the UK of competitively priced butter imports from New Zealand<text:span text:style-name="T4">. <text:s/></text:span>The access to continental European markets which EEC accession provided, allowed Ireland a greater diversity of export opportunities and also placed the Irish dairy sector under the influence of the Common Market Organisation (CMO). EU policy continues to exert considerable influence on the course of the Irish dairy sector at present and will continue to do so in the future.</text:p>
      <text:p text:style-name="P11">In this section the support system operated by the Community is detailed. <text:s/>An understanding of the various components of this support system is necessary particularly since aspects of the latest GATT agreement have implications for some of these support structures.</text:p>
      <text:p text:style-name="P11"><text:bookmark-ref text:reference-format="text" text:ref-name="_Ref443734910">Figure  3 -2</text:bookmark-ref> shows the structure of the CAP system as it applies to the dairy sector. <text:s/>The support system of the CAP operates along two strands: Market Supports and Supply Constraints.</text:p>
      <text:p text:style-name="P25"><text:bookmark-start text:name="_Ref443734910"/><text:span text:style-name="T2">Figure </text:span><field:fieldmark-start text:name="__Fieldmark__7014_274839197" field:type="vnd.oasis.opendocument.field.UNHANDLED"/><text:span text:style-name="T3">3</text:span><field:fieldmark-end/><text:span text:style-name="T2">‑</text:span><text:span text:style-name="T2"><text:sequence text:ref-name="refFigure2" text:name="Figure" text:formula="ooow:Figure+1" style:num-format="1">2</text:sequence></text:span><text:bookmark-end text:name="_Ref443734910"/><text:span text:style-name="T2">: Representation of the Structure of the CAP Dairy System.</text:span></text:p>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5"><draw:custom-shape text:anchor-type="char" draw:z-index="16" draw:style-name="gr1" draw:text-style-name="P40" svg:width="4.575cm" svg:height="0.701cm" svg:x="4.427cm" svg:y="0.365cm"><text:p/><draw:enhanced-geometry svg:viewBox="0 0 21600 21600" draw:type="rectangle" draw:enhanced-path="M 0 0 L 21600 0 21600 21600 0 21600 0 0 Z N"/></draw:custom-shape></text:p>
            <text:p text:style-name="P7">CAP Support System</text:p>
            <text:p text:style-name="P4"><draw:line text:anchor-type="char" draw:z-index="14" draw:style-name="gr1" draw:text-style-name="P39" svg:x1="6.461cm" svg:y1="0.173cm" svg:x2="3.157cm" svg:y2="1.478cm"><text:p/></draw:line><draw:line text:anchor-type="char" draw:z-index="15" draw:style-name="gr1" draw:text-style-name="P39" svg:x1="6.763cm" svg:y1="0.173cm" svg:x2="9.813cm" svg:y2="1.478cm"><text:p/></draw:line></text:p>
            <text:p text:style-name="P7"/>
            <text:p text:style-name="P2"/>
            <text:p text:style-name="P6"><draw:custom-shape text:anchor-type="char" draw:z-index="18" draw:style-name="gr3" draw:text-style-name="P40" svg:width="6.494cm" svg:height="2.797cm" svg:x="0.111cm" svg:y="0.213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draw:custom-shape text:anchor-type="char" draw:z-index="19" draw:style-name="gr4" draw:text-style-name="P40" svg:width="5.591cm" svg:height="2.797cm" svg:x="7.414cm" svg:y="0.213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text:p>
          </table:table-cell>
          <table:covered-table-cell/>
        </table:table-row>
        <table:table-row table:style-name="Table1.2">
          <table:table-cell table:style-name="Table1.A2" office:value-type="string">
            <text:p text:style-name="P8">Market support</text:p>
          </table:table-cell>
          <table:table-cell table:style-name="Table1.B2" office:value-type="string">
            <text:p text:style-name="P8">Supply Constraints</text:p>
          </table:table-cell>
        </table:table-row>
        <table:table-row table:style-name="Table1.1">
          <table:table-cell table:style-name="Table1.A3" office:value-type="string">
            <text:p text:style-name="P3">Border protection –Import Tariffs</text:p>
            <text:p text:style-name="P2">Export refunds</text:p>
            <text:p text:style-name="P2">Intervention buying</text:p>
            <text:p text:style-name="P2">Internal disposal measures</text:p>
            <text:p text:style-name="P7"/>
            <text:p text:style-name="P7"/>
          </table:table-cell>
          <table:table-cell table:style-name="Table1.B3" office:value-type="string">
            <text:p text:style-name="P3"/>
            <text:p text:style-name="P2">milk reference volume</text:p>
            <text:p text:style-name="P2">butterfat reference level</text:p>
          </table:table-cell>
        </table:table-row>
      </table:table>
      <text:p text:style-name="P20">Internal EU dairy prices for dairy products are maintained above world market prices. <text:s/>Hence the Community has required border protection in the form of variable import levies to ensure <text:soft-page-break/>that produce from outside of the Community does not displace domestically produced dairy produce. <text:s/>Where the EU is more than 100% self-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 text:style-name="T6">Target Price</text:span> and the <text:span text:style-name="T6">Intervention Price</text:span>.</text:p>
      <text:p text:style-name="P11"><text:span text:style-name="T8">Target Price:</text:span><text:tab/>It is important to note that the target price is not a guarantee price as its name could suggest. <text:s/>The target price is merely the notional price that the Council wants farmers to receive for milk in that year. <text:s/>The target price is also of relevance in the formula for calculation of superlevy payments.</text:p>
      <text:p text:style-name="P11"><text:span text:style-name="T8">Intervention Price:</text:span><text:span text:style-name="T5"><text:tab/></text:span>The intervention price effectively is the price paid for surplus milk production. <text:s/>Public intervention schemes are operated for butter and skimmed milk powder (SMP). <text:s/>Intervention agencies are empowered to buy all quantities offered for intervention at the intervention price until intervention ‘buying in’ is suspended.</text:p>
      <text:p text:style-name="P11"><text:span text:style-name="T8">Minimum Import Price:</text:span><text:span text:style-name="T5"> <text:s/></text:span>A third price, the <text:span text:style-name="T18">Minimum Import Price</text:span><text:span text:style-name="T6">,</text:span> is set above the intervention price so that domestic production cannot be displaced by cheaper imports from outside the EU. <text:s/>Previously, a variable levy was placed on imports into the EU so as to ensure that the minimum import price remained above the intervention price when the world price fell relative to internal EU prices. <text:s/>However, the latest GATT round resulted in the elimination of variable import levies and their replacement by fixed import tariffs. <text:s/>These changes are discussed in more detail below.</text:p>
      <text:p text:style-name="P35"><text:span text:style-name="T2"><text:bookmark-ref text:reference-format="text" text:ref-name="_Ref443735070">Figure  3 -3: The CAP Pricing System for the Dairy Sector</text:bookmark-ref></text:span><text:span text:style-name="T2"> graphically represents these import levies and export subsidies and the associated prices.</text:span></text:p>
      <text:p text:style-name="P28"><draw:custom-shape text:anchor-type="char" draw:z-index="17" draw:style-name="gr2" draw:text-style-name="P40" svg:width="12.35cm" svg:height="5.338cm" svg:x="1.259cm" svg:y="0.817cm"><text:p/><draw:enhanced-geometry svg:viewBox="0 0 21600 21600" draw:type="rectangle" draw:enhanced-path="M 0 0 L 21600 0 21600 21600 0 21600 0 0 Z N"/></draw:custom-shape><text:bookmark-start text:name="_Ref443735070"/><text:span text:style-name="T2">Figure </text:span><field:fieldmark-start text:name="__Fieldmark__7015_274839197" field:type="vnd.oasis.opendocument.field.UNHANDLED"/><text:span text:style-name="T3">3</text:span><field:fieldmark-end/><text:span text:style-name="T2">‑</text:span><text:span text:style-name="T2"><text:sequence text:ref-name="refFigure3" text:name="Figure" text:formula="ooow:Figure+1" style:num-format="1">3</text:sequence></text:span><text:span text:style-name="T2">: The CAP Pricing System for the Dairy Sector</text:span><text:span text:style-name="T2"><draw:frame draw:style-name="fr5" draw:name="Object3" text:anchor-type="as-char" svg:y="-3.53cm" svg:width="14.651cm" style:rel-width="100%" svg:height="6.44cm" style:rel-height="scale" draw:z-index="20"><draw:object-ole xlink:href="./Object 5" xlink:type="simple" xlink:show="embed" xlink:actuate="onLoad"/><draw:image xlink:href="./ObjectReplacements/Object 5" xlink:type="simple" xlink:show="embed" xlink:actuate="onLoad"/></draw:frame></text:span><text:bookmark-end text:name="_Ref443735070"/></text:p>
      <text:p text:style-name="P36"><text:soft-page-break/><text:span text:style-name="T2">Butter and SMP represent respectively two components of milk, namely fat and protein. <text:s/>The price obtained by farmers for their milk is based on the components of the milk delivered. <text:s/>Historically a relationship has been observed between the intervention prices for butter and SMP and the target milk price. <text:s/>The market price for milk follows the path of the target price quite closely at around 90% of the target price in the case of Ireland. <text:s/>For other member countries, with the exception of Denmark and Italy, the producer price is also somewhat below the target price although the difference is generally not as pronounced as it is in the case of Ireland.</text:span></text:p>
      <text:p text:style-name="P11">Differences between national prices expressed as a percentage of the target price result from several factors including: market prices, the mix of products, efficiency in production, transport and marketing costs and the seasonality of milk supply. <text:span text:style-name="T6"><text:s/>(EU Dairy Facts and Figures 1994:70)</text:span></text:p>
      <text:p text:style-name="P11">Following the implementation of the GATT Uruguay Round Agreement in 1995 the system of threshold prices and variable import levies for certain milk products has been replaced by fixed tariffs. <text:s/>Most of the tariffs are a specific rate. <text:s/>For some products an ad valorem rate is used and in some other cases a combination of an ad valorem duty and a specific rate is used.</text:p>
      <text:p text:style-name="P10"><text:span text:style-name="T14">In a gradual process, which took place over the period July 95 to July 2000, these import tariffs were reduced by 36% for all products - with the exception of SMP where the reduction was 20%. <text:s/>Some countries continue to have specific market access arrangements, allowing them market access at reduced (approximately 1/3 of normal) tariff rates. <text:s/>These are covered in the GATT current access and minimum access agreements. <text:s/>The minimum access agreements allow increased imports of products from 3% of domestic consumption to 5% of domestic consumption by 2000.</text:span><text:span text:style-name="Footnote_20_Symbol"><text:span text:style-name="T14"><text:note text:id="ftn3" text:note-class="footnote"><text:note-citation>1</text:note-citation><text:note-body><text:p text:style-name="Footnote"><text:s/><text:span text:style-name="T9">Based on domestic consumption in the base period 1986-88.</text:span></text:p></text:note-body></text:note></text:span></text:span></text:p>
      <text:p text:style-name="P11">Under the terms of the GATT URA, by the year 2001, expenditure on export refunds must be reduced by 36%. <text:s/>In addition the volume of exports must be reduced by 21%. <text:s/>For butter and SMP the reductions are based on the average of the base years from 1986 to 1990. <text:s/>For cheese and other dairy products the base is set at the average of the 1991 and 1992 figures. </text:p>
      <text:p text:style-name="P11">While on the face of it these export restrictions appear severe, closer examination shows that this is not entirely so. <text:s/>Butter exports are not yet constrained by these restrictions. <text:s/>Exports of butter from the EU were very high in the period 1986-90 with the result that in 1995 and 1996 levels of butter exports were well short of GATT allowable limits. <text:s/>Although butter exports are projected to increase, they are not expected to reach the export limits in the medium term. <text:s/><text:span text:style-name="T6">(Situation and Outlook, European Commission 1997)</text:span>. <text:s/>With SMP the export limits were <text:soft-page-break/>almost reached in 1995 but SMP exports were much lower in 1996 and hence the GATT export restrictions have yet to be felt. <text:s/>In the case of cheese and other milk products the GATT commitments on export refund reductions are already a constraint.</text:p>
      <text:p text:style-name="P11">The intervention system operates for butter, SMP and certain Italian cheeses. <text:s/>Intervention exists in two forms - Public storage and Private storage.</text:p>
      <text:p text:style-name="P11">Public storage is of primary importance in that it puts a floor on the producer price of milk. <text:s/>Private Storage plays a secondary role in that it exists to improve market stability by balancing seasonal variations in production.</text:p>
      <text:p text:style-name="P11">From 1987 there was a major change to the operation of butter intervention. <text:s/>Up to this time there had been unrestricted access to intervention for butter with a resulting stockpile of butter taking place e.g. in 1986 butter intervention reached 60% of EU production. <text:s/>From 1987 a limit of 180,000 tonnes was introduced beyond which it was decided that agencies would only buy in butter on a tender basis if the representative market price in the country in question fell below the level of the intervention price for two consecutive weeks. <text:s/>A payment delay was also introduced which reduced the effective price received by the producer. <text:s/>For butter the payment delay currently stands at 45 to 65 days. <text:s/>The private storage of butter operates from mid April to mid August to accommodate the seasonal variations in butter production.</text:p>
      <text:p text:style-name="P11">The buying in of SMP to public intervention is limited to the months of March to August, the months of peak milk production. <text:s/>Buying in can be suspended at a level of 109,000 tonnes. <text:s text:c="2"/>No market price conditions and no minimum buying in prices exist. SMP private intervention is used when public intervention is suspended in the March to August intervention period.</text:p>
      <text:p text:style-name="P11">More recently quality criteria have been introduced in relation to SMP offered for storage and, as with butter, delays have been introduced in the payment of intervention payments. <text:s/>These currently stand at 120 to 140 days. <text:s/>The practical effect of these restrictions is to reduce the effective price received by the processor and in turn the producer.</text:p>
      <text:p text:style-name="P11">Intervention product is disposed of in a number of ways. <text:s/>A substantial amount is used in the manufacture of ice cream, pastry and other foods where its use is subsidised to displace otherwise cheaper ingredients such as margarine. <text:s/>Up until 1999, subsidised butter sales were made to social welfare recipients under the “butter voucher scheme”. <text:s/>The use of concentrated cooking butter is also subsidised, as is the use of SMP for incorporation in animal feed. <text:s/>The remainder of intervention stocks are either exported or donated as food aid. </text:p>
      <text:p text:style-name="P11"><text:soft-page-break/>Over the last five years EU intervention stocks have been low relative to the levels reached at times in the 1980’s and early 1990’s. <text:s/>EU butter storage has generally been on the decline since 1987, dropping very quickly from the enormous volumes reached in mid 1980’s. <text:s/>Levels of EU SMP intervention stock have been more variable - high in the mid 1980's, very low in the late 1980's, and high again briefly in 1991 and 1992. EU cheese stocks grew through the 1980's and fell somewhat in the early 1990's and have remained at that level since. Cheese stocks are almost exclusively held in private storage. </text:p>
      <text:p text:style-name="P11">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11">The scale of subsidised disposal measures (measures designed to increase consumption on the domestic market) is not modest. <text:s/>In recent years subsidised butter use has accounted for up to 30% of domestic use. <text:s/><text:bookmark-ref text:reference-format="text" text:ref-name="_Ref443909870">Figure  3 -4</text:bookmark-ref> graphs the composition of domestic butter disposal in 1995, the most recent year to hand.</text:p>
      <text:p text:style-name="P23"><text:span text:style-name="T2"/></text:p>
      <text:p text:style-name="P27"><text:bookmark-start text:name="_Ref443909870"/><text:span text:style-name="T2">Figure </text:span><field:fieldmark-start text:name="__Fieldmark__7016_274839197" field:type="vnd.oasis.opendocument.field.UNHANDLED"/><text:span text:style-name="T3">3</text:span><field:fieldmark-end/><text:span text:style-name="T2">‑</text:span><text:span text:style-name="T2"><text:sequence text:ref-name="refFigure4" text:name="Figure" text:formula="ooow:Figure+1" style:num-format="1">4</text:sequence></text:span><text:bookmark-end text:name="_Ref443909870"/><text:span text:style-name="T2">: EU Subsidised Domestic Butter Disposals 1995</text:span></text:p>
      <text:p text:style-name="P1"/>
      <text:p text:style-name="P1"><draw:frame draw:style-name="fr6" draw:name="Object1" text:anchor-type="as-char" svg:width="12.746cm" style:rel-width="87%" svg:height="8.08cm" style:rel-height="scale" draw:z-index="22"><draw:object xlink:href="./Object 2" xlink:type="simple" xlink:show="embed" xlink:actuate="onLoad"/><draw:image xlink:href="./ObjectReplacements/Object 2" xlink:type="simple" xlink:show="embed" xlink:actuate="onLoad"/></draw:frame></text:p>
      <text:p text:style-name="P16"><text:bookmark-start text:name="_1043138792"/><text:bookmark-end text:name="_1043138792"/><text:bookmark-start text:name="_1043138775"/><text:bookmark-end text:name="_1043138775"/><text:bookmark-start text:name="_1043138740"/><text:bookmark-end text:name="_1043138740"/><text:bookmark-start text:name="_980837760"/><text:bookmark-end text:name="_980837760"/><text:span text:style-name="T7">Source: </text:span><text:span text:style-name="T17">Eurostat</text:span></text:p>
      <text:p text:style-name="P21">These shares were relatively stable in recent years. <text:s/>From 1980 to 1996 the butter subsidy amounted to a third of the market price. <text:s/>It was 31% in 1980, rose to 54% in 1983 and fell back to 11% by 1988. <text:s/>It rose sharply in the late 1980’s and early 1990’s and has been relatively stable at about 35 to 40% since 1993. <text:s/>The market price itself changed very little since 1980.</text:p>
      <text:p text:style-name="P11">Subsidised use of SMP in the EU has fallen from as high as 40% of domestic consumption in the mid eighties to about 20% today. <text:s/>Under the CMO about 60% of the skimmed milk surplus goes for subsidised use in animal feed (making skimmed milk more attractive with respect of substitute feeds) and the remaining 40% is used for casein products. <text:s/>Disposal of skim milk as SMP for animal use has declined. <text:s/>The subsidy for skimmed milk and SMP disposal has been on the decline since the early 1980’s falling from over 50% in 1980 to about 36% in 1996.</text:p>
      <text:p text:style-name="P10"><text:span text:style-name="T14">The emergence of a substantial milk surplus within the Community in the 1970’s has already been noted. <text:s/>This growing surplus was initially managed through intervention buying, but it was never the purpose of the intervention system to handle the volumes of surplus output, which began to be experienced in the late 1970’s. <text:s/>Reacting to this, in 1977 the Council introduced the co-responsibility levy. <text:s/>The purpose of this levy, which was paid by producers, was to finance market development measures and some disposal measures such as the school milk scheme.</text:span><text:span text:style-name="Footnote_20_Symbol"><text:span text:style-name="T14"><text:note text:id="ftn4" text:note-class="footnote"><text:note-citation>2</text:note-citation><text:note-body><text:p text:style-name="Footnote"><text:s/><text:span text:style-name="T9">The co-responsibility levy was subsequently abolished in 1993 as part of the 1992 CAP reforms.</text:span></text:p></text:note-body></text:note></text:span></text:span></text:p>
      <text:p text:style-name="P11"><text:soft-page-break/>Intervention stocks continued to grow however. <text:s/>In 1984 the super levy or milk quota system was introduced. <text:s/>The alternative to the milk quota system would have been a cut in support prices for dairy products, a policy which it was felt would have had a considerable negative effect on agricultural incomes. <text:s/>The purpose of the milk quota system is to contain the growth in milk production so that the EU’s agriculture budget can manage the cost of the price support framework. <text:s/>The quota system was introduced initially for four years.</text:p>
      <text:p text:style-name="P10"><text:span text:style-name="T14">Under the quota 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14"> </text:span></text:span><text:span text:style-name="Footnote_20_Symbol"><text:span text:style-name="T14"><text:note text:id="ftn5" text:note-class="footnote"><text:note-citation>3</text:note-citation><text:note-body><text:p text:style-name="Standard"><text:span text:style-name="T10"><text:s/></text:span><text:span text:style-name="T9">For each 0.1 gram deviation from the reference fat content the volume of delivered milk is adjusted by 0.18%.</text:span></text:p></text:note-body></text:note></text:span></text:span><text:span text:style-name="T14"> <text:s/>For milk produced in excess of the reference quantity, a superlevy is charged which, on a per kg basis, currently stands at 115% of the target price for milk.</text:span></text:p>
      <text:p text:style-name="P11">When the quota system was introduced in 1984, the initial milk quotas were fixed at 1981 deliveries plus 2% for most member state, with Ireland and Italy being exceptions. Ireland was allowed to use the 1983 milk delivery volume, which was then 5.28 million tonnes, supplemented by an additional 245,000 tonne allocation from the Community reserve.</text:p>
      <text:p text:style-name="P11">The drop in EU milk production, which occurred in 1985 and 1986, did not have the desired effect of restoring a balance to the dairy sector. <text:s/>In April 1986, under a programme known as the Community Cessation Scheme, the Council decided to further reduce the total guaranteed quantities in 87/88 (by 2%) and 88/89 (by 1%).</text:p>
      <text:p text:style-name="P11">More importantly, a temporary quota cessation scheme was introduced in 1987/88. <text:s/>Under this scheme 4% of the quota was suspended in 87/88, 5.5% in 88/89 and 4.5% in 89/90, 90/91 and 91/92 after which time it was decided that the “temporary” cessation would continue indefinitely.</text:p>
      <text:p text:style-name="P11">The quota system was renewed again in 1992 and extended until the end of the century. <text:s/>As part of the MacSharry CAP reforms in 1992, it was initially proposed to reduce the quota by a further 3%, although ultimately this policy was not contained in the reforms that were finally agreed. <text:s/>However, the co-responsibility levy was abolished at this time. <text:s/>There were no further changes to the quota system through the rest of the 1990’s. <text:s/>Ireland was among five EU member states which were granted quota increases in the 2000/01 and 2001/02 milk <text:soft-page-break/>years. <text:s/>Ireland’s quota reference volume will increase by 2.9% over this period, with no change in the butterfat reference level. <text:s/>(European Commission 1999)</text:p>
      <text:p text:style-name="P11">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p>
      <text:p text:style-name="P11"><text:bookmark-ref text:reference-format="text" text:ref-name="_Ref506118325">Figure  3 -5</text:bookmark-ref> shows quota volumes allocated to Ireland since the introduction of the quota system.</text:p>
      <text:p text:style-name="P19"><text:bookmark-start text:name="_Ref506118325"/><text:span text:style-name="T2">Figure </text:span><field:fieldmark-start text:name="__Fieldmark__7017_274839197" field:type="vnd.oasis.opendocument.field.UNHANDLED"/><text:span text:style-name="T3">3</text:span><field:fieldmark-end/><text:span text:style-name="T2">‑</text:span><text:span text:style-name="T2"><text:sequence text:ref-name="refFigure5" text:name="Figure" text:formula="ooow:Figure+1" style:num-format="1">5</text:sequence></text:span><text:bookmark-end text:name="_Ref506118325"/><text:span text:style-name="T2">: <text:s/>Milk Quota Volumes : Ireland 1984/85 – 2000/01</text:span></text:p>
      <text:p text:style-name="P9"><draw:frame draw:style-name="fr3" draw:name="Object5" text:anchor-type="as-char" svg:width="13.377cm" svg:height="5.08cm" draw:z-index="13"><draw:object-ole xlink:href="./Object 3" xlink:type="simple" xlink:show="embed" xlink:actuate="onLoad"/><draw:image xlink:href="./ObjectReplacements/Object 3" xlink:type="simple" xlink:show="embed" xlink:actuate="onLoad"/><svg:desc>OLE-object</svg:desc></draw:frame></text:p>
      <text:p text:style-name="P15"><text:span text:style-name="T13">Source:</text:span><text:span text:style-name="T11"> EC Dairy Facts and Figures</text:span> </text:p>
      <text:p text:style-name="P11">Taking another perspective, a counter argument would be that it is good that the quota system helps to maintain dairying in less competitive areas for socio-economic and demographic reasons. <text:s/>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11">The future of the quota system has been the subject of much debate. <text:s/>There has been pressure from Britain, Denmark, Sweden and Italy for its elimination on the basis that it inhibits the <text:soft-page-break/>EU’s access to growing export markets. <text:s/>The system is next to be reviewed in 2003 although it is the intention to retain the system to at least 2006.</text:p>
      <text:p text:style-name="P11">The changing stocking density on Irish dairy farms can be observed through data available in the Teagasc National Farm Survey. Stocking densities for all Irish dairy farms in the survey’s ‘Dairying System’ classification are shown in <text:bookmark-ref text:reference-format="text" text:ref-name="_Ref448120288">Figure  3 -6</text:bookmark-ref>. </text:p>
      <text:p text:style-name="P26"><text:bookmark-start text:name="_Ref448120288"/><text:span text:style-name="T2">Figure </text:span><field:fieldmark-start text:name="__Fieldmark__7018_274839197" field:type="vnd.oasis.opendocument.field.UNHANDLED"/><text:span text:style-name="T3">3</text:span><field:fieldmark-end/><text:span text:style-name="T2">‑</text:span><text:span text:style-name="T2"><text:sequence text:ref-name="refFigure6" text:name="Figure" text:formula="ooow:Figure+1" style:num-format="1">6</text:sequence></text:span><text:bookmark-end text:name="_Ref448120288"/><text:span text:style-name="T2">: Farm Stocking Density (System: Dairying): Ireland 1978-1999</text:span></text:p>
      <text:p text:style-name="P1"><draw:frame draw:style-name="fr4" draw:name="Object6" text:anchor-type="as-char" svg:y="0cm" svg:width="14.651cm" style:rel-width="100%" svg:height="7.4cm" style:rel-height="scale" draw:z-index="21"><draw:object-ole xlink:href="./Object 4" xlink:type="simple" xlink:show="embed" xlink:actuate="onLoad"/><draw:image xlink:href="./ObjectReplacements/Object 4" xlink:type="simple" xlink:show="embed" xlink:actuate="onLoad"/></draw:frame></text:p>
      <text:p text:style-name="P34">Source:<text:span text:style-name="T16"> </text:span><text:span text:style-name="T18">Calculated</text:span><text:span text:style-name="T19"> </text:span><text:span text:style-name="T18">using</text:span><text:span text:style-name="T19"> </text:span><text:span text:style-name="T18">data</text:span><text:span text:style-name="T19"> </text:span><text:span text:style-name="T18">from</text:span><text:span text:style-name="T19"> </text:span><text:span text:style-name="T18">Teagasc</text:span><text:span text:style-name="T19"> </text:span><text:span text:style-name="T18">National</text:span><text:span text:style-name="T19"> </text:span><text:span text:style-name="T18">Farm</text:span><text:span text:style-name="T19"> </text:span><text:span text:style-name="T18">Survey</text:span><text:span text:style-name="T19"> </text:span><text:span text:style-name="T18">(various</text:span><text:span text:style-name="T19"> </text:span><text:span text:style-name="T18">issues)</text:span></text:p>
      <text:p text:style-name="P11">Nationally the dairy farm stocking density has increased over time although there have been periods where it has declined slightly, notably 1981 due to bad weather, and in the immediate aftermath of the introduction of the milk quota system in 1984.</text:p>
      <text:h text:style-name="P30" text:outline-level="3"><text:span text:style-name="T2">Environmental Policy</text:span></text:h>
      <text:h text:style-name="Heading_20_3" text:outline-level="3"><text:span text:style-name="T15">Government Targets: Harvest 2020</text:span></text:h>
      <text:h text:style-name="Heading_20_3" text:outline-level="3"><text:bookmark text:name="__RefHeading__7132_274839197"/><text:span text:style-name="T15">Evaluation of the Future Evolution of Policy</text:span><text:bookmark-end text:name="__RefHeading__7132_274839197"/></text:h>
      <text:p text:style-name="P37">Once the dairy model has been developed it can be used to develop projections of the future and in the assessment of potential policy options. With this in mind the initial aim of the modelling process is to use the dairy model to develop a Baseline Scenario. <text:s/>The Baseline Scenario is a ps the Agenda 2000 reforms. <text:s/>However the Baseline does incorporate predetermined changes in existing policy, such as the continuing changes stemming from the current GATT Uruguay Round Agreement. <text:s/>The Baseline also reflects movements in product prices brought about by projected changes in supply and demand that could emerge in an environment where current policy is continued.</text:p>
      <text:p text:style-name="P11"><text:soft-page-break/>The value of the Baseline projection is that it provides a benchmark against which the implications of policy changes such as those contained in the Agenda 2000 proposals or the finalised reforms agreed in Berlin can be measured. <text:s/>The evaluation of the effect of Agenda 2000 is made by comparing the future outlook for the Irish dairy sector under the ‘Baseline Scenario’ versus the outlook under Agenda 2000.</text:p>
      <text:p text:style-name="P36"><text:span text:style-name="T2">It could be misleading to evaluate policy alternatives such as Agenda 2000 by comparing the projected Agenda 2000 outcome over the next decade against the current 1998 position. <text:s/>To do so would be to ignore the outcome that could emerge with the continuation of existing policy over the intervening years. <text:s/>The same principle applies to the analysis of other policy alternatives.rojection of the future status of the dairy sector under the assumption that there is no change in current policy. <text:s/>The Baseline thus excludes the introduction of a change in policy such as the Agenda 2000 reforms. <text:s/>However the Baseline does incorporate predetermined changes in existing policy, such as the continuing changes stemming from the current GATT Uruguay Round Agreement. <text:s/>The Baseline also reflects movements in product prices brought about by projected changes in supply and demand that could emerge in an environment where current policy is continued.</text:span></text:p>
      <text:p text:style-name="P11">The value of the Baseline projection is that it provides a benchmark against which the implications of policy changes such as those contained in the Agenda 2000 proposals or the finalised reforms agreed in Berlin can be measured. <text:s/>The evaluation of the effect of Agenda 2000 is made by comparing the future outlook for the Irish dairy sector under the ‘Baseline Scenario’ versus the outlook under Agenda 2000.</text:p>
      <text:p text:style-name="P11">It could be misleading to evaluate policy alternatives such as Agenda 2000 by comparing the projected Agenda 2000 outcome over the next decade against the current 1998 position. <text:s/>To do so would be to ignore the outcome that could emerge with the continuation of existing policy over the intervening years. <text:s/>The same principle applies to the analysis of other policy alternatives.</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Arial Unicode MS'" style:font-family-generic="roman"/>
    <style:font-face style:name="Courier New1" svg:font-family="'Courier New'" style:font-family-generic="modern" style:font-pitch="fixed"/>
    <style:font-face style:name="SimSun" svg:font-family="SimSun, ËÎÌå"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_35_" draw:display-name="5" svg:viewBox="0 0 1 1" svg:d=""/>
    <draw:marker draw:name="Arrowheads_20_1" draw:display-name="Arrowheads 1" svg:viewBox="0 0 1 1" svg:d=""/>
    <draw:marker draw:name="Arrowheads_20_2" draw:display-name="Arrowheads 2" svg:viewBox="0 0 1 1" svg:d=""/>
    <draw:marker draw:name="Arrowheads_20_3" draw:display-name="Arrowheads 3" svg:viewBox="0 0 1 1" svg:d=""/>
    <draw:marker draw:name="Arrowheads_20_4" draw:display-name="Arrowheads 4" svg:viewBox="0 0 1 1" svg: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423cm" fo:margin-bottom="0cm" fo:text-align="justify" style:justify-single-word="false">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list-style-name="WW8Num12">
      <style:paragraph-properties fo:margin-top="0.847cm" fo:margin-bottom="0cm" fo:text-align="justify" style:justify-single-word="false">
        <style:tab-stops>
          <style:tab-stop style:position="0cm"/>
          <style:tab-stop style:position="0.63cm"/>
        </style:tab-stops>
      </style:paragraph-properties>
      <style:text-properties fo:language="en" fo:country="GB" fo:font-weight="bold" style:font-weight-asian="bold" style:font-weight-complex="bold"/>
    </style:style>
    <style:style style:name="Figure_20_Head" style:display-name="Figure Head" style:family="paragraph" style:parent-style-name="Text_20_body" style:list-style-name="WW8Num1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1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14">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3" style:display-name="Heading 3" style:family="paragraph" style:parent-style-name="Standard" style:next-style-name="Standard" style:default-outline-level="3" style:class="text">
      <style:paragraph-properties fo:margin-top="0.423cm" fo:margin-bottom="0.106cm" fo:text-align="justify" style:justify-single-word="false" fo:keep-with-next="always"/>
      <style:text-properties fo:language="en" fo:country="GB" fo:font-weight="bold"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keep-with-next="always"/>
      <style:text-properties fo:language="en" fo:country="GB" fo:font-style="italic" fo:font-weight="bold" style:font-style-asian="italic" style:font-weight-asian="bold"/>
    </style:style>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ody_20_Text_20_2" style:display-name="Body Text 2" style:family="paragraph" style:parent-style-name="Standard">
      <style:paragraph-properties fo:margin-left="0cm" fo:margin-right="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588cm" fo:text-indent="-0.635cm" fo:margin-left="1.588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2.905cm" fo:text-indent="-1cm" fo:margin-left="2.905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cm" fo:text-indent="-1cm" fo:margin-left="2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fo:margin-left="3.81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693cm" fo:text-indent="-0.635cm" fo:margin-left="1.69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963cm" fo:text-indent="-0.635cm" fo:margin-left="2.963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4.233cm" fo:text-indent="-0.635cm" fo:margin-left="4.233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503cm" fo:text-indent="-0.635cm" fo:margin-left="5.503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773cm" fo:text-indent="-0.635cm" fo:margin-left="6.773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8.043cm" fo:text-indent="-0.635cm" fo:margin-left="8.043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9.313cm" fo:text-indent="-0.635cm" fo:margin-left="9.313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583cm" fo:text-indent="-0.635cm" fo:margin-left="10.583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853cm" fo:text-indent="-0.635cm" fo:margin-left="11.8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3.17cm" fo:margin-bottom="3.17cm" fo:margin-left="2.54cm" fo:margin-right="2.54cm"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7.94cm" fo:page-height="21.59cm" style:num-format="1" style:print-orientation="landscape" fo:margin-top="3.17cm" fo:margin-bottom="3.17cm" fo:margin-left="2.54cm" fo:margin-right="2.54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2cm" fo:min-width="0.041cm" draw:z-index="11"><draw:text-box fo:min-height="0.37cm"><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style:master-page style:name="Convert_20_3" style:display-name="Convert 3" style:page-layout-name="Mpm5">
      <style:header>
        <text:p text:style-name="Header"/>
      </style:header>
      <style:footer>
        <text:p text:style-name="Footer"/>
      </style:footer>
    </style:master-page>
    <style:master-page style:name="Convert_20_4" style:display-name="Convert 4" style:page-layout-name="Mpm4">
      <style:header>
        <text:p text:style-name="Header"/>
      </style:header>
      <style:footer>
        <text:p text:style-name="Footer"/>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gillespie </dc:creator>
    <dc:date>2012-06-25T17:21:57</dc:date>
    <meta:print-date>2012-06-25T15:53:52</meta:print-date>
    <meta:editing-cycles>61</meta:editing-cycles>
    <meta:editing-duration>P4DT12H5M19S</meta:editing-duration>
    <meta:generator>LibreOffice/3.4$Linux LibreOffice_project/340m1$Build-402</meta:generator>
    <meta:printed-by>patrickgillespie </meta:printed-by>
    <meta:document-statistic meta:table-count="1" meta:image-count="0" meta:object-count="5" meta:page-count="12" meta:paragraph-count="85" meta:word-count="3935" meta:character-count="23857" meta:non-whitespace-character-count="19878"/>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clude-hidden-cells="false" chart:treat-empty-cells="leave-gap" chart:data-label-number="percentage" chart:data-label-text="true" chart:data-label-symbol="false"/>
    </style:style>
    <style:style style:name="ch3" style:family="chart" style:data-style-name="N0">
      <style:chart-properties chart:display-label="true" chart:tick-marks-major-inner="true" chart:tick-marks-major-outer="true" chart:logarithmic="false" chart:text-overlap="true" chart:reverse-direction="false" text:line-break="true" chart:label-arrangement="side-by-side" chart:link-data-style-to-source="false" chart:axis-position="0" chart:tick-mark-position="at-axis"/>
      <style:graphic-properties svg:stroke-color="#3c3c3c"/>
      <style:text-properties fo:color="#3c3c3c" fo:font-size="8pt" style:font-size-asian="8pt" style:font-family-complex="Arial" style:font-size-complex="8pt"/>
    </style:style>
    <style:style style:name="ch4" style:family="chart" style:data-style-name="N0">
      <style:chart-properties chart:display-label="true" chart:tick-marks-major-inner="true" chart:tick-marks-major-outer="true" chart:logarithmic="false" chart:reverse-direction="true" text:line-break="false" chart:link-data-style-to-source="false" chart:axis-position="1" chart:tick-mark-position="at-axis"/>
      <style:graphic-properties svg:stroke-color="#3c3c3c"/>
      <style:text-properties fo:color="#3c3c3c" fo:font-size="8pt" style:font-size-asian="8pt" style:font-family-complex="Arial" style:font-size-complex="8pt"/>
    </style:style>
    <style:style style:name="ch5" style:family="chart" style:data-style-name="N0">
      <style:chart-properties chart:link-data-style-to-source="false" chart:data-label-number="percentage" chart:data-label-text="true" chart:data-label-symbol="false" chart:label-position="avoid-overlap">
        <chart:label-separator>
          <text:p><text:line-break/></text:p>
        </chart:label-separator>
      </style:chart-properties>
      <style:graphic-properties svg:stroke-width="0.035cm" draw:fill-color="#8080ff"/>
      <style:text-properties fo:color="#3c3c3c" fo:font-size="8pt" style:font-size-asian="8pt" style:font-family-complex="Arial" style:font-size-complex="8pt"/>
    </style:style>
    <style:style style:name="ch6" style:family="chart">
      <style:chart-properties chart:solid-type="cuboid" chart:data-label-number="none" chart:data-label-text="false" chart:data-label-symbol="false"/>
      <style:graphic-properties draw:fill-color="#8080ff"/>
    </style:style>
    <style:style style:name="ch7" style:family="chart">
      <style:chart-properties chart:solid-type="cuboid" chart:data-label-number="none" chart:data-label-text="false" chart:data-label-symbol="false"/>
      <style:graphic-properties draw:fill-color="#802060"/>
    </style:style>
    <style:style style:name="ch8" style:family="chart">
      <style:chart-properties chart:solid-type="cuboid" chart:data-label-number="none" chart:data-label-text="false" chart:data-label-symbol="false"/>
      <style:graphic-properties draw:fill-color="#ffffc0"/>
    </style:style>
    <style:style style:name="ch9" style:family="chart">
      <style:chart-properties chart:solid-type="cuboid" chart:data-label-number="none" chart:data-label-text="false" chart:data-label-symbol="false"/>
      <style:graphic-properties draw:fill-color="#a0e0e0"/>
    </style:style>
    <style:style style:name="ch10" style:family="chart">
      <style:graphic-properties svg:stroke-width="0.035cm" draw:fill="none" draw:fill-color="#000000"/>
    </style:style>
    <style:style style:name="ch11" style:family="chart">
      <style:graphic-properties draw:fill-color="#d9d9d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2.745cm" svg:height="8.08cm" xlink:href="." xlink:type="simple" chart:class="chart:circle" chart:style-name="ch1">
        <chart:plot-area chart:style-name="ch2" chart:data-source-has-labels="both" svg:x="3.481cm" svg:y="1.879cm" svg:width="5.323cm" svg:height="5.324cm">
          <chartooo:coordinate-region svg:x="3.481cm" svg:y="1.667cm" svg:width="5.323cm" svg:height="5.749cm"/>
          <chart:axis chart:dimension="x" chart:name="primary-x" chart:style-name="ch3" chartooo:axis-type="auto">
            <chartooo:date-scale/>
            <chart:categories table:cell-range-address="local-table.$A$2:.$A$5"/>
          </chart:axis>
          <chart:axis chart:dimension="y" chart:name="primary-y" chart:style-name="ch4"/>
          <chart:series chart:style-name="ch5" chart:values-cell-range-address="local-table.$B$2:.$B$5" chart:label-cell-address="local-table.$B$1" chart:class="chart:circle">
            <chart:data-point chart:style-name="ch6"/>
            <chart:data-point chart:style-name="ch7"/>
            <chart:data-point chart:style-name="ch8"/>
            <chart:data-point chart:style-name="ch9"/>
          </chart:series>
          <chart:wall chart:style-name="ch10"/>
          <chart:floor chart:style-name="ch11"/>
        </chart:plot-area>
        <draw:frame draw:style-name="gr1" draw:text-style-name="P1" svg:width="12.745cm" svg:height="8.081cm" svg:x="0cm" svg:y="0cm">
          <draw:image xlink:href="Pictures/200000500000319D00001F75EB60F1A9.svm" xlink:type="simple" xlink:show="embed" xlink:actuate="onLoad">
            <text:p/>
          </draw:image>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food processors</text:p>
              </table:table-cell>
              <table:table-cell office:value-type="float" office:value="82">
                <text:p>82</text:p>
              </table:table-cell>
            </table:table-row>
            <table:table-row>
              <table:table-cell office:value-type="string">
                <text:p>army and non-profit orgs</text:p>
              </table:table-cell>
              <table:table-cell office:value-type="float" office:value="8">
                <text:p>8</text:p>
              </table:table-cell>
            </table:table-row>
            <table:table-row>
              <table:table-cell office:value-type="string">
                <text:p>butter concentrate (cooking)</text:p>
              </table:table-cell>
              <table:table-cell office:value-type="float" office:value="5">
                <text:p>5</text:p>
              </table:table-cell>
            </table:table-row>
            <table:table-row>
              <table:table-cell office:value-type="string">
                <text:p>social welfare </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